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800000" style:font-name="Arial"/>
    </style:style>
    <style:style style:name="P2" style:family="paragraph" style:parent-style-name="Heading_20_1" style:master-page-name="MP0">
      <style:paragraph-properties style:page-number="auto" fo:break-before="page"/>
      <style:text-properties fo:color="#800000" style:font-name="Arial"/>
    </style:style>
    <style:style style:name="T1" style:family="text">
      <style:text-properties fo:color="#800000" style:font-name="Arial"/>
    </style:style>
    <style:style style:name="T2" style:family="text">
      <style:text-properties fo:color="#800000" style:font-name="Arial" officeooo:rsid="000ccc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ecentralized Exchange</text:h>
      <text:p text:style-name="P1">The recent hack of BitFinex just illustrated again how a central point of trust (an exchange) can fail.</text:p>
      <text:p text:style-name="Standard"><text:span text:style-name="T1">Users were opting into an agreement and accepting the risk of a socialized loss in exchange for the potential gains offered by higher margins because Bit</text:span><text:span text:style-name="T2">F</text:span><text:span text:style-name="T1">inex said they had top notch best of breed security, BitFinex said </text:span><text:span text:style-name="Default_20_Paragraph_20_Font"><text:span text:style-name="T1">their</text:span></text:span><text:span text:style-name="T1"> exchange was un-hackable. Perhaps they </text:span><text:span text:style-name="Default_20_Paragraph_20_Font"><text:span text:style-name="T1">were</text:span></text:span><text:span text:style-name="T1"> incompetent, perhaps it was an inside job. The point is, no normal client can know for sure once they entrust a 3rd party with their Cryptocurrencies, if </text:span><text:span text:style-name="Default_20_Paragraph_20_Font"><text:span text:style-name="T1">their</text:span></text:span><text:span text:style-name="T1"> assets really are safe.</text:span></text:p>
      <text:p text:style-name="Standard"><text:span text:style-name="T1">This is where the whole concept of decentralization come from in the first place. History is littered with examples of misplaced trust on the part of good people being robbed of </text:span><text:span text:style-name="Default_20_Paragraph_20_Font"><text:span text:style-name="T1">their</text:span></text:span><text:span text:style-name="T1"> assets and blockchain technology has the potential to illuminate the trust required to make a workable exchange which is trust-less and decentralized, so why is this not implemented yet?</text:span></text:p>
      <text:p text:style-name="P1">Indeed, the irony that Cryptocurrency technology is facing security concerns due to the use of traditional financial models by its startups was not lost on market observers. The exchange had promised clients security but that security was never implemented. It wasn’t the customer’s fault that permitted an automated, unchecked process to release funds.</text:p>
      <text:p text:style-name="Standard"><text:span text:style-name="T1">Although Cryptocurrency systems are perfectly secure in themselves, the weak link in the case of Cryptocurrency exchanges is that users are required to hand over their digital assets, placing them into the custodianship of the exchange. In the recent hack what became even more evident to users who </text:span><text:span text:style-name="Default_20_Paragraph_20_Font"><text:span text:style-name="T1">were</text:span></text:span><text:span text:style-name="T1"> not aware of the fact was that all assets</text:span><text:span text:style-name="Default_20_Paragraph_20_Font"><text:span text:style-name="T1">-</text:span></text:span><text:span text:style-name="T1"> stolen and not stolen, actually belonged to BitFinex. BitFinex decided to share the loss amongst all users, even those who had no Bitcoins, some only Ethereum Ether.</text:span></text:p>
      <text:p text:style-name="Standard"><text:span text:style-name="T1">The only solution therefore needs to be </text:span><text:span text:style-name="Default_20_Paragraph_20_Font"><text:span text:style-name="T1">in</text:span></text:span><text:span text:style-name="T1"> the form of a completely decentralized Cryptocurrency exchange, where the exchange software is open on the Ethereum blockchain and all Ether, and other </text:span><text:span text:style-name="T2">C</text:span><text:span text:style-name="T1">rypto assets are controlled by the smart contract according to set rules that anyone may view.</text:span></text:p>
      <text:p text:style-name="P1">One such proposal is the EtherEx cryptocurrency exchange built on Ethereum. EtherEx is an open source, non-profit, next generation decentralized exchange.</text:p>
      <text:p text:style-name="P1">Since EtherEx is based on Ethereum’s smart contracts, all of its operations are open and viewable on the Ethereum blockchain. It is these smart contracts that allow people to interact with the exchange and its users on a trust-less basis, making it a safer and more secure experience for everyone.</text:p>
      <text:p text:style-name="P1">EtherEx is still in active development but there is much to be expected from this new platform, so for the time being the best one can do is to make sure you keep your assets with an exchange only for as long is necessary in order to do your trading, and then withdraw as soon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orphans="2" fo:widows="2" fo:hyphenation-ladder-count="no-limit"/>
      <style:text-properties style:font-name="Giorg Sans" fo:font-family="'Giorg Sans'" style:font-family-generic="roman"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37pt" style:font-name-asian="Times New Roman" style:font-family-asian="'Times New Roman'" style:font-family-generic-asian="roman" style:font-pitch-asian="variable" style:font-size-asian="37pt" style:font-size-complex="16pt" fo:hyphenate="false"/>
    </style:style>
    <style:style style:name="Heading_20_2" style:display-name="Heading 2" style:family="paragraph" style:parent-style-name="Standard" style:next-style-name="Standard" style:default-outline-level="2" style:class="text">
      <style:paragraph-properties fo:margin-top="0.176cm" fo:margin-bottom="0cm" loext:contextual-spacing="false" fo:keep-together="always" fo:hyphenation-ladder-count="no-limit" fo:padding-left="0cm" fo:padding-right="0cm" fo:padding-top="0.035cm" fo:padding-bottom="0cm" fo:border-left="none" fo:border-right="none" fo:border-top="0.99pt solid #808080" fo:border-bottom="none" style:shadow="none" fo:keep-with-next="always"/>
      <style:text-properties fo:color="#404040" fo:font-size="29pt" style:font-name-asian="Times New Roman" style:font-family-asian="'Times New Roman'" style:font-family-generic-asian="roman" style:font-pitch-asian="variable" style:font-size-asian="29pt" style:font-size-complex="13pt" fo:hyphenate="false"/>
    </style:style>
    <style:style style:name="Heading_20_3" style:display-name="Heading 3" style:family="paragraph" style:parent-style-name="Standard" style:next-style-name="Standard" style:default-outline-level="3" style:class="text">
      <style:paragraph-properties fo:margin-top="0.176cm" fo:margin-bottom="0cm" loext:contextual-spacing="false" fo:keep-together="always" fo:hyphenation-ladder-count="no-limit" fo:keep-with-next="always"/>
      <style:text-properties fo:color="#595959" fo:font-size="23pt" style:font-name-asian="Times New Roman" style:font-family-asian="'Times New Roman'" style:font-family-generic-asian="roman" style:font-pitch-asian="variable" style:font-size-asian="23pt" style:font-size-complex="12pt" fo:hyphenate="false"/>
    </style:style>
    <style:style style:name="Heading_20_4" style:display-name="Heading 4" style:family="paragraph" style:parent-style-name="Standard" style:next-style-name="Standard" style:default-outline-level="4" style:class="text">
      <style:paragraph-properties fo:margin-top="0.176cm" fo:margin-bottom="0cm" loext:contextual-spacing="false" fo:keep-together="always" fo:hyphenation-ladder-count="no-limit" fo:keep-with-next="always"/>
      <style:text-properties fo:color="#808080" fo:font-size="17pt" style:font-name-asian="Times New Roman" style:font-family-asian="'Times New Roman'" style:font-family-generic-asian="roman" style:font-pitch-asian="variable" style:font-size-asian="17pt" style:font-style-complex="italic" fo:hyphenate="false"/>
    </style:style>
    <style:style style:name="Heading_20_5" style:display-name="Heading 5" style:family="paragraph" style:parent-style-name="Standard" style:next-style-name="Standard" style:default-outline-level="5" style:class="text">
      <style:paragraph-properties fo:margin-top="0.176cm" fo:margin-bottom="0cm" loext:contextual-spacing="false" fo:keep-together="always" fo:hyphenation-ladder-count="no-limit" fo:keep-with-next="always"/>
      <style:text-properties fo:color="#a6a6a6" fo:font-size="13pt" style:font-name-asian="Times New Roman" style:font-family-asian="'Times New Roman'" style:font-family-generic-asian="roman" style:font-pitch-asian="variable" style:font-size-asian="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Footer" style:family="paragraph" style:parent-style-name="Standard" style:class="extra">
      <style:paragraph-properties fo:margin-top="0cm" fo:margin-bottom="0.109cm" loext:contextual-spacing="false" fo:hyphenation-ladder-count="no-limit">
        <style:tab-stops>
          <style:tab-stop style:position="7.62cm" style:type="center"/>
          <style:tab-stop style:position="15.24cm" style:type="right"/>
        </style:tab-stops>
      </style:paragraph-properties>
      <style:text-properties fo:color="#000000" fo:font-size="12pt" style:font-name-asian="Times New Roman" style:font-family-asian="'Times New Roman'" style:font-family-generic-asian="roman" style:font-pitch-asian="variable" style:font-size-asian="12pt" style:font-size-complex="12pt" fo:hyphenate="false"/>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text-properties fo:color="#000000" fo:font-size="12pt" style:font-name-asian="Times New Roman" style:font-family-asian="'Times New Roman'" style:font-family-generic-asian="roman" style:font-pitch-asian="variable" style:font-size-asian="12pt" style:font-size-complex="12pt" fo:hyphenate="false"/>
    </style:style>
    <style:style style:name="Balloon_20_Text" style:display-name="Balloon Text" style:family="paragraph" style:parent-style-name="Standard">
      <style:paragraph-properties fo:margin-top="0cm" fo:margin-bottom="0cm" loext:contextual-spacing="false"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ing_20_1_20_Char" style:display-name="Heading 1 Char" style:family="text">
      <style:text-properties style:font-name="Giorg Sans" fo:font-family="'Giorg Sans'" style:font-family-generic="roman"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roman"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roman" style:font-pitch-complex="variable" style:font-size-complex="13pt"/>
    </style:style>
    <style:style style:name="Heading_20_3_20_Char" style:display-name="Heading 3 Char" style:family="text">
      <style:text-properties fo:color="#595959" style:font-name="Giorg Sans" fo:font-family="'Giorg Sans'" style:font-family-generic="roman"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roman"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roman" style:font-pitch="variable" fo:font-size="11pt" style:font-name-asian="Giorg Sans" style:font-family-asian="'Giorg Sans'" style:font-family-generic-asian="roman" style:font-pitch-asian="variable" style:font-size-asian="11pt" style:font-name-complex="Giorg Sans" style:font-family-complex="'Giorg Sans'" style:font-family-generic-complex="roman" style:font-pitch-complex="variable" style:font-size-complex="11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26pt solid #dddddd" fo:padding-top="1.261cm" fo:padding-bottom="0.192cm" fo:padding-left="1.293cm" fo:padding-right="1.293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Ryan Venter</meta:initial-creator>
    <dc:creator>Ryan Venter</dc:creator>
    <meta:creation-date>2016-08-15T21:19:00Z</meta:creation-date>
    <dc:date>2016-08-17T13:14:22.769000000</dc:date>
    <meta:editing-cycles>14</meta:editing-cycles>
    <meta:editing-duration>PT26M43S</meta:editing-duration>
    <meta:document-statistic meta:table-count="0" meta:image-count="0" meta:object-count="0" meta:page-count="1" meta:paragraph-count="10" meta:word-count="470" meta:character-count="2844" meta:non-whitespace-character-count="23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Writer%20b.ott"/>
  </office:meta>
</office:document-meta>
</file>